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1729in" fo:margin-left="0.525in" table:align="left"/>
    </style:style>
    <style:style style:name="Table1.A" style:family="table-column">
      <style:table-column-properties style:column-width="3.1875in"/>
    </style:style>
    <style:style style:name="Table1.B" style:family="table-column">
      <style:table-column-properties style:column-width="0.9271in"/>
    </style:style>
    <style:style style:name="Table1.C" style:family="table-column">
      <style:table-column-properties style:column-width="0.9688in"/>
    </style:style>
    <style:style style:name="Table1.D" style:family="table-column">
      <style:table-column-properties style:column-width="1.0896in"/>
    </style:style>
    <style:style style:name="Table1.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D1" style:family="table-cell">
      <style:table-cell-properties fo:background-color="#e6e6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2" style:family="table">
      <style:table-properties style:width="2.3229in" fo:margin-left="1.0146in" table:align="left"/>
    </style:style>
    <style:style style:name="Table2.A" style:family="table-column">
      <style:table-column-properties style:column-width="0.8958in"/>
    </style:style>
    <style:style style:name="Table2.B" style:family="table-column">
      <style:table-column-properties style:column-width="1.4271in"/>
    </style:style>
    <style:style style:name="Table2.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2.B1" style:family="table-cell">
      <style:table-cell-properties fo:background-color="#e6e6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3" style:family="table">
      <style:table-properties style:width="5.6875in" fo:margin-left="1.0146in" table:align="left"/>
    </style:style>
    <style:style style:name="Table3.A" style:family="table-column">
      <style:table-column-properties style:column-width="2.3333in"/>
    </style:style>
    <style:style style:name="Table3.B" style:family="table-column">
      <style:table-column-properties style:column-width="1.1354in"/>
    </style:style>
    <style:style style:name="Table3.C" style:family="table-column">
      <style:table-column-properties style:column-width="0.9583in"/>
    </style:style>
    <style:style style:name="Table3.D" style:family="table-column">
      <style:table-column-properties style:column-width="1.2604in"/>
    </style:style>
    <style:style style:name="Table3.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3.D1" style:family="table-cell">
      <style:table-cell-properties fo:background-color="#e6e6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5" style:family="table">
      <style:table-properties style:width="5.6875in" fo:margin-left="1.0146in" table:align="left"/>
    </style:style>
    <style:style style:name="Table5.A" style:family="table-column">
      <style:table-column-properties style:column-width="1.1458in"/>
    </style:style>
    <style:style style:name="Table5.B" style:family="table-column">
      <style:table-column-properties style:column-width="1.0938in"/>
    </style:style>
    <style:style style:name="Table5.C" style:family="table-column">
      <style:table-column-properties style:column-width="1.0625in"/>
    </style:style>
    <style:style style:name="Table5.D" style:family="table-column">
      <style:table-column-properties style:column-width="1.1979in"/>
    </style:style>
    <style:style style:name="Table5.E" style:family="table-column">
      <style:table-column-properties style:column-width="1.1875in"/>
    </style:style>
    <style:style style:name="Table5.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5.E1" style:family="table-cell">
      <style:table-cell-properties fo:background-color="#e6e6ff"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none" fo:border-top="none" fo:border-bottom="0.05pt solid #000000"/>
    </style:style>
    <style:style style:name="Table5.E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none" fo:border-top="none" fo:border-bottom="0.05pt solid #000000"/>
    </style:style>
    <style:style style:name="Table5.E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none" fo:border-top="none" fo:border-bottom="0.05pt solid #000000"/>
    </style:style>
    <style:style style:name="Table5.E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none" fo:border-top="none" fo:border-bottom="0.05pt solid #000000"/>
    </style:style>
    <style:style style:name="Table5.E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none" fo:border-top="none" fo:border-bottom="0.05pt solid #000000"/>
    </style:style>
    <style:style style:name="Table5.E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none" fo:border-top="none" fo:border-bottom="0.05pt solid #000000"/>
    </style:style>
    <style:style style:name="Table5.D9" style:family="table-cell">
      <style:table-cell-properties fo:padding="0.0382in" fo:border-left="0.05pt solid #000000" fo:border-right="none" fo:border-top="none" fo:border-bottom="0.05pt solid #000000"/>
    </style:style>
    <style:style style:name="Table5.E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none" fo:border-top="none" fo:border-bottom="0.05pt solid #000000"/>
    </style:style>
    <style:style style:name="Table5.C10" style:family="table-cell">
      <style:table-cell-properties fo:padding="0.0382in" fo:border-left="0.05pt solid #000000" fo:border-right="none" fo:border-top="none" fo:border-bottom="0.05pt solid #000000"/>
    </style:style>
    <style:style style:name="Table5.D10" style:family="table-cell">
      <style:table-cell-properties fo:padding="0.0382in" fo:border-left="0.05pt solid #000000" fo:border-right="none" fo:border-top="none" fo:border-bottom="0.05pt solid #000000"/>
    </style:style>
    <style:style style:name="Table5.E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none" fo:border-top="none" fo:border-bottom="0.05pt solid #000000"/>
    </style:style>
    <style:style style:name="Table5.C11" style:family="table-cell">
      <style:table-cell-properties fo:padding="0.0382in" fo:border-left="0.05pt solid #000000" fo:border-right="none" fo:border-top="none" fo:border-bottom="0.05pt solid #000000"/>
    </style:style>
    <style:style style:name="Table5.D11" style:family="table-cell">
      <style:table-cell-properties fo:padding="0.0382in" fo:border-left="0.05pt solid #000000" fo:border-right="none" fo:border-top="none" fo:border-bottom="0.05pt solid #000000"/>
    </style:style>
    <style:style style:name="Table5.E11"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none" fo:border-top="none" fo:border-bottom="0.05pt solid #000000"/>
    </style:style>
    <style:style style:name="Table5.B12" style:family="table-cell">
      <style:table-cell-properties fo:padding="0.0382in" fo:border-left="0.05pt solid #000000" fo:border-right="none" fo:border-top="none" fo:border-bottom="0.05pt solid #000000"/>
    </style:style>
    <style:style style:name="Table5.C12" style:family="table-cell">
      <style:table-cell-properties fo:padding="0.0382in" fo:border-left="0.05pt solid #000000" fo:border-right="none" fo:border-top="none" fo:border-bottom="0.05pt solid #000000"/>
    </style:style>
    <style:style style:name="Table5.D12" style:family="table-cell">
      <style:table-cell-properties fo:padding="0.0382in" fo:border-left="0.05pt solid #000000" fo:border-right="none" fo:border-top="none" fo:border-bottom="0.05pt solid #000000"/>
    </style:style>
    <style:style style:name="Table5.E1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style="italic" fo:font-weight="bold" style:font-size-asian="10.5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0" style:family="paragraph" style:parent-style-name="Table_20_Contents">
      <style:paragraph-properties fo:text-align="start" style:justify-single-word="false"/>
      <style:text-properties fo:font-size="10pt" style:font-size-asian="10pt" style:font-size-complex="10pt"/>
    </style:style>
    <style:style style:name="P11"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2"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13" style:family="paragraph" style:parent-style-name="Standard" style:list-style-name="L2">
      <style:paragraph-properties fo:text-align="start" style:justify-single-word="false"/>
      <style:text-properties fo:font-size="12pt" fo:font-weight="normal" style:font-size-asian="10.5pt" style:font-weight-asian="normal" style:font-size-complex="12pt" style:font-weight-complex="normal"/>
    </style:style>
    <style:style style:name="P14" style:family="paragraph" style:parent-style-name="Standard"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15" style:family="paragraph" style:parent-style-name="Standard" style:list-style-name="L4">
      <style:paragraph-properties fo:text-align="start" style:justify-single-word="false"/>
      <style:text-properties fo:font-size="12pt" fo:font-weight="normal" style:font-size-asian="10.5pt" style:font-weight-asian="normal" style:font-size-complex="12pt" style:font-weight-complex="normal"/>
    </style:style>
    <style:style style:name="P16" style:family="paragraph" style:parent-style-name="Standard" style:list-style-name="L5">
      <style:paragraph-properties fo:text-align="start" style:justify-single-word="false"/>
      <style:text-properties fo:font-size="12pt" fo:font-weight="normal"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style="normal" fo:font-weight="bold" style:font-size-asian="10.5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fo:font-size="12pt" fo:font-style="italic" fo:font-weight="bold" style:font-size-asian="10.5pt" style:font-style-asian="italic" style:font-weight-asian="bold" style:font-size-complex="12pt" style:font-style-complex="italic" style:font-weight-complex="bold"/>
    </style:style>
    <style:style style:name="P19" style:family="paragraph" style:parent-style-name="Standard">
      <style:paragraph-properties fo:margin-left="0.5102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20" style:family="paragraph" style:parent-style-name="Standard">
      <style:paragraph-properties fo:margin-left="0.9791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5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22" style:family="paragraph" style:parent-style-name="Standard">
      <style:paragraph-properties fo:margin-left="0.5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list-style-name="L6">
      <style:paragraph-properties fo:margin-left="0.5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paragraph-properties fo:margin-left="1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25" style:family="paragraph" style:parent-style-name="Standard">
      <style:paragraph-properties fo:margin-left="1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6" style:family="paragraph" style:parent-style-name="Standard">
      <style:paragraph-properties fo:margin-left="1in" fo:margin-right="0in" fo:text-align="start" style:justify-single-word="false" fo:text-indent="0in" style:auto-text-indent="false"/>
      <style:text-properties fo:font-size="12pt" fo:font-style="italic" fo:font-weight="normal" style:font-size-asian="10.5pt" style:font-style-asian="italic" style:font-weight-asian="normal" style:font-size-complex="12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font-size="12pt" fo:font-style="italic" fo:font-weight="normal" style:font-size-asian="10.5pt" style:font-style-asian="italic" style:font-weight-asian="normal" style:font-size-complex="12pt" style:font-style-complex="italic" style:font-weight-complex="normal"/>
    </style:style>
    <style:style style:name="P28" style:family="paragraph" style:parent-style-name="Standard">
      <style:paragraph-properties fo:margin-left="0.4898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9" style:family="paragraph" style:parent-style-name="Standard">
      <style:paragraph-properties fo:margin-left="0.4898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30" style:family="paragraph" style:parent-style-name="Standard">
      <style:paragraph-properties fo:margin-left="0.9898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31" style:family="paragraph" style:parent-style-name="Standard">
      <style:paragraph-properties fo:margin-left="0.4791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32" style:family="paragraph" style:parent-style-name="Standard">
      <style:paragraph-properties fo:margin-left="0.9583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33" style:family="paragraph" style:parent-style-name="Standard">
      <style:paragraph-properties fo:margin-left="-0.0102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34"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35" style:family="paragraph" style:parent-style-name="Table_20_Contents">
      <style:paragraph-properties fo:text-align="start" style:justify-single-word="false"/>
      <style:text-properties fo:font-size="10pt" style:font-size-asian="10pt" style:font-size-complex="10pt"/>
    </style:style>
    <style:style style:name="P36" style:family="paragraph" style:parent-style-name="Table_20_Contents">
      <style:paragraph-properties fo:margin-left="0.9898in" fo:margin-right="0in" fo:text-align="start"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style:text-underline-style="none" style:font-style-asian="normal" style:font-style-complex="normal"/>
    </style:style>
    <style:style style:name="T3" style:family="text">
      <style:text-properties style:font-size-asian="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ion masking in isotropic FLAIR</text:p>
      <text:p text:style-name="P2">the first step towards standard-space registration with pathologies</text:p>
      <text:p text:style-name="P2"/>
      <text:p text:style-name="P3">Problem description:</text:p>
      <text:p text:style-name="P5">Lesion to symptom mapping requires the registration of many cases to a standard-space. Registering the sequences of a pathological case to a standard-space atlas has to deal with the problem of non-existent correspondences between the pathological area and the atlas, which was created by averaging healthy subjects. The missing correspondence can easily cause the registration algorithm to fail, especially in the case of large lesions.</text:p>
      <text:p text:style-name="P5">The common approach to deal with problem is to manually segment the pathologies in the original MR sequences and then conducting the registration with the lesion area masked out. The manual segmentation is tedious, time-consuming and prone to inter- &amp; intra-observer errors.</text:p>
      <text:p text:style-name="P5"/>
      <text:p text:style-name="P3">Approach:</text:p>
      <text:p text:style-name="P5">The masks for the registration procedure are not required to be highly accurate. All WMH should be segmented, possibly with a security margin of a few mm. The larger the regions, the more important <text:s/>the masking out. Small false-positives might be acceptable.</text:p>
      <text:p text:style-name="P6"/>
      <text:p text:style-name="P5">Under this assumption, we first re-sample the considered sequence (FLAIR) to isotropic space at medium resolution (2x2x2mm) to account for spacing difference between different image sources. This resolution is sufficient for the purpose.</text:p>
      <text:p text:style-name="P5">Using Random Decision Forest (RDF) to classify all voxels as white matter hyper-intensity (WMH) or remaining tissue, the pathologies in the sequence are segmented. Small (&lt; 4ml) binary objects are removed from the segmentation results as 1. most lesions are considerable larger and 2. WMH of a size &lt; 4ml are not considered to disturb the registration process significantly.</text:p>
      <text:p text:style-name="P5"/>
      <text:p text:style-name="P3">Research questions:</text:p>
      <text:list xml:id="list4754135301" text:style-name="L1">
        <text:list-item>
          <text:p text:style-name="P12">Is the FLAIR sequence alone sufficient for creating a registration masking?</text:p>
        </text:list-item>
        <text:list-item>
          <text:p text:style-name="P12">Should the FLAIR be re-sampled to isotropic spacing? And if yes, which resolution would be most suitable?</text:p>
        </text:list-item>
        <text:list-item>
          <text:p text:style-name="P12">Which feature-combination is the most suitable?</text:p>
        </text:list-item>
        <text:list-item>
          <text:p text:style-name="P12">Which training set size would be the most suitable?</text:p>
        </text:list-item>
        <text:list-item>
          <text:p text:style-name="P12">How does the pre-processing influence the outcome?</text:p>
        </text:list-item>
        <text:list-item>
          <text:p text:style-name="P12">Which post-processing steps are most suitable.</text:p>
        </text:list-item>
      </text:list>
      <text:p text:style-name="P5"/>
      <text:list xml:id="list1833779063" text:continue-numbering="true" text:style-name="L1">
        <text:list-item>
          <text:p text:style-name="P12">Does the segmentation quality correlate with the lesion size?</text:p>
        </text:list-item>
        <text:list-item>
          <text:p text:style-name="P12">Does the segmentation quality correlate with the NIH SS?</text:p>
        </text:list-item>
        <text:list-item>
          <text:p text:style-name="P12">Does the segmentation quality correlate with the time since stroke (TSS) onset?</text:p>
        </text:list-item>
        <text:list-item>
          <text:p text:style-name="P12">Is the method robust against enclosed haemorrhages?</text:p>
        </text:list-item>
        <text:list-item>
          <text:p text:style-name="P12">Is the method robust against image quality?</text:p>
        </text:list-item>
      </text:list>
      <text:p text:style-name="P5"/>
      <text:list xml:id="list1795269014" text:continue-numbering="true" text:style-name="L1">
        <text:list-item>
          <text:p text:style-name="P12">How does the registration results compare to the ones obtained using the ground-truth as registration mask?</text:p>
        </text:list-item>
      </text:list>
      <text:p text:style-name="P5"/>
      <text:list xml:id="list1966623267" text:continue-numbering="true" text:style-name="L1">
        <text:list-item>
          <text:p text:style-name="P12">How is the performance, when only cases \wo other WMHs are considered?</text:p>
        </text:list-item>
      </text:list>
      <text:p text:style-name="P5"/>
      <text:p text:style-name="P5"/>
      <text:p text:style-name="P5"/>
      <text:p text:style-name="P5"/>
      <text:p text:style-name="P5"><text:soft-page-break/></text:p>
      <text:p text:style-name="P5"/>
      <text:p text:style-name="P3">Evaluation:</text:p>
      <text:p text:style-name="P5">We consider two evaluation set-ups.</text:p>
      <text:list xml:id="list980364830" text:style-name="L2">
        <text:list-item>
          <text:p text:style-name="P13">First, there is the evaluation by comparing the binary segmentations of the RDF and the ground truth with different metrics. These measures give us an idea of segmentation accuracy of the RDF.</text:p>
        </text:list-item>
        <text:list-item>
          <text:p text:style-name="P13">Secondly, we evaluate the registration outcome, since the segmentation quality does no necessarily coincides with the quality of the subsequent registration. We can compare here:</text:p>
        </text:list-item>
      </text:list>
      <text:list xml:id="list1179198757" text:style-name="L3">
        <text:list-item>
          <text:p text:style-name="P14">The global average SSD between the registration results achieved using the ground truth and <text:s/>using the RDF segmentation</text:p>
        </text:list-item>
        <text:list-item>
          <text:p text:style-name="P14">The average SSD under the ground-truth mask between the registration results achieved using the ground truth and <text:s/>using the RDF segmentation</text:p>
          <text:p text:style-name="P14"/>
        </text:list-item>
      </text:list>
      <text:p text:style-name="P3">Experimental set-ups:</text:p>
      <text:p text:style-name="P5"/>
      <text:p text:style-name="P7">EXP01: Tuning</text:p>
      <text:p text:style-name="P5">Using evaluation method A), we compare different feature selections, pre-processing and post-processing steps as well as re-sampling settings in circular optimization fashion:</text:p>
      <text:p text:style-name="P5"/>
      <text:list xml:id="list1980095869" text:style-name="L4">
        <text:list-item>
          <text:p text:style-name="P15">Different feature sets</text:p>
        </text:list-item>
        <text:list-item>
          <text:p text:style-name="P15">Different training set sizes<text:tab/></text:p>
        </text:list-item>
        <text:list-item>
          <text:p text:style-name="P15">Different post-processing</text:p>
        </text:list-item>
        <text:list-item>
          <text:p text:style-name="P15">Different pre-processing</text:p>
        </text:list-item>
        <text:list-item>
          <text:p text:style-name="P15">Different re-sampling settings</text:p>
        </text:list-item>
        <text:list-item>
          <text:p text:style-name="P15">Different RDF parameters</text:p>
        </text:list-item>
      </text:list>
      <text:p text:style-name="P5"/>
      <text:p text:style-name="P5">Until the quality converges towards a final value.</text:p>
      <text:p text:style-name="P5"/>
      <text:p text:style-name="P7">EXP02: Statistical correlations</text:p>
      <text:p text:style-name="P5">Compare the tuned results statistically with the various characteristics available for the cases:</text:p>
      <text:list xml:id="list1189219356" text:style-name="L5">
        <text:list-item>
          <text:p text:style-name="P16">Rank correlation to lesion size</text:p>
        </text:list-item>
        <text:list-item>
          <text:p text:style-name="P16">Rank correlation to NIH SS</text:p>
        </text:list-item>
        <text:list-item>
          <text:p text:style-name="P16">Rank correlation to TSS</text:p>
        </text:list-item>
        <text:list-item>
          <text:p text:style-name="P16">Influence of haemorrhage presence</text:p>
        </text:list-item>
        <text:list-item>
          <text:p text:style-name="P16">Influence of (FLAIR) image quality</text:p>
        </text:list-item>
      </text:list>
      <text:p text:style-name="P5"/>
      <text:p text:style-name="P7">EXP03: Registration</text:p>
      <text:p text:style-name="P9">Using evaluation method B), the tuned pipeline is evaluated for its performance in the registration procedure.</text:p>
      <text:p text:style-name="P9"/>
      <text:p text:style-name="P7">EXP04: Clean data performance</text:p>
      <text:p text:style-name="P9">The available ground truth only concerns (recent) stroke lesions and does not include other WMHs. This can be considered a disadvantageous for our method, as the registration procedures requires all WMHs to be masked out, a fact not reflected in the training set. The last evaluation is therefore performed using only cases, where the segmented lesion is the only present WMH. The such obtained results are compared against the previous ones (both for evaluation method A) and B)).</text:p>
      <text:p text:style-name="P9"/>
      <text:p text:style-name="P9"/>
      <text:p text:style-name="P9"/>
      <text:p text:style-name="P9"/>
      <text:p text:style-name="P8">Each experiment has dedicated files (expXX*) containing further details.</text:p>
      <text:p text:style-name="P8"><text:soft-page-break/></text:p>
      <text:p text:style-name="P4">Experimental results:</text:p>
      <text:p text:style-name="P4"/>
      <text:p text:style-name="P7">EXP01: Tuning</text:p>
      <text:p text:style-name="P7"/>
      <text:p text:style-name="P17">a) Different feature sets</text:p>
      <text:p text:style-name="P19">Settings:</text:p>
      <text:p text:style-name="P20">40 cases, sequences: flair, isotropic 2³, skull-strip, no bias-field removal, intensity normalization, sample size 250k, stratified random sampling, no post-processing</text:p>
      <text:p text:style-name="P21">Results for various features and feature combinations:</text:p>
      <text:p text:style-name="P26">LesionMaskingInIsotropicFlair_exp01a.ods <text:span text:style-name="T1">contains the average results for every experiment. The respective image-wise results can be found in the </text:span>logs/eval.pre.flair.[features].log<text:span text:style-name="T2"> files.</text:span></text:p>
      <text:p text:style-name="P27"><text:span text:style-name="T2"><text:tab/><text:tab/></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Features</text:p>
          </table:table-cell>
          <table:table-cell table:style-name="Table1.A1" office:value-type="string">
            <text:p text:style-name="P11">Average DM</text:p>
          </table:table-cell>
          <table:table-cell table:style-name="Table1.A1" office:value-type="string">
            <text:p text:style-name="P11">Average HD</text:p>
          </table:table-cell>
          <table:table-cell table:style-name="Table1.D1" office:value-type="string">
            <text:p text:style-name="P11">Average ASSD</text:p>
          </table:table-cell>
        </table:table-row>
        <table:table-row>
          <table:table-cell table:style-name="Table1.A10" office:value-type="string">
            <text:p text:style-name="P11">All + 2d CD in all 3 dimension</text:p>
          </table:table-cell>
          <table:table-cell table:style-name="Table1.B2" office:value-type="string">
            <text:p text:style-name="P10">0.61</text:p>
          </table:table-cell>
          <table:table-cell table:style-name="Table1.C2" office:value-type="string">
            <text:p text:style-name="P10">47.57</text:p>
          </table:table-cell>
          <table:table-cell table:style-name="Table1.D2" office:value-type="string">
            <text:p text:style-name="P10">8.23</text:p>
          </table:table-cell>
        </table:table-row>
        <table:table-row>
          <table:table-cell table:style-name="Table1.A10" office:value-type="string">
            <text:p text:style-name="P11">All (= all mentioned below)</text:p>
          </table:table-cell>
          <table:table-cell table:style-name="Table1.B3" office:value-type="string">
            <text:p text:style-name="P10">0.53</text:p>
          </table:table-cell>
          <table:table-cell table:style-name="Table1.C3" office:value-type="string">
            <text:p text:style-name="P10">53.09</text:p>
          </table:table-cell>
          <table:table-cell table:style-name="Table1.D3" office:value-type="string">
            <text:p text:style-name="P10">10.90</text:p>
          </table:table-cell>
        </table:table-row>
        <table:table-row>
          <table:table-cell table:style-name="Table1.A10" office:value-type="string">
            <text:p text:style-name="P11">Lh (11bins,10mm) + (11,20) + (11,30)</text:p>
          </table:table-cell>
          <table:table-cell table:style-name="Table1.B9" office:value-type="string">
            <text:p text:style-name="P10">0.48</text:p>
          </table:table-cell>
          <table:table-cell table:style-name="Table1.C9" office:value-type="string">
            <text:p text:style-name="P10">58.23</text:p>
          </table:table-cell>
          <table:table-cell table:style-name="Table1.D9" office:value-type="string">
            <text:p text:style-name="P10">11.50</text:p>
          </table:table-cell>
        </table:table-row>
        <table:table-row>
          <table:table-cell table:style-name="Table1.A10" office:value-type="string">
            <text:p text:style-name="P11">Lh (11bins,20mm)</text:p>
          </table:table-cell>
          <table:table-cell table:style-name="Table1.B9" office:value-type="string">
            <text:p text:style-name="P10">0.42</text:p>
          </table:table-cell>
          <table:table-cell table:style-name="Table1.C9" office:value-type="string">
            <text:p text:style-name="P10">71.36</text:p>
          </table:table-cell>
          <table:table-cell table:style-name="Table1.D9" office:value-type="string">
            <text:p text:style-name="P10">12.52</text:p>
          </table:table-cell>
        </table:table-row>
        <table:table-row>
          <table:table-cell table:style-name="Table1.A10" office:value-type="string">
            <text:p text:style-name="P11">Lmg (3) + (5) + (7)</text:p>
          </table:table-cell>
          <table:table-cell table:style-name="Table1.B9" office:value-type="string">
            <text:p text:style-name="P10">0.38</text:p>
          </table:table-cell>
          <table:table-cell table:style-name="Table1.C9" office:value-type="string">
            <text:p text:style-name="P10">82.09</text:p>
          </table:table-cell>
          <table:table-cell table:style-name="Table1.D9" office:value-type="string">
            <text:p text:style-name="P10">14.69</text:p>
          </table:table-cell>
        </table:table-row>
        <table:table-row>
          <table:table-cell table:style-name="Table1.A10" office:value-type="string">
            <text:p text:style-name="P11">Lh (11bins,30mm)</text:p>
          </table:table-cell>
          <table:table-cell table:style-name="Table1.B9" office:value-type="string">
            <text:p text:style-name="P10">0.38</text:p>
          </table:table-cell>
          <table:table-cell table:style-name="Table1.C9" office:value-type="string">
            <text:p text:style-name="P10">82.09</text:p>
          </table:table-cell>
          <table:table-cell table:style-name="Table1.D9" office:value-type="string">
            <text:p text:style-name="P10">14.69</text:p>
          </table:table-cell>
        </table:table-row>
        <table:table-row>
          <table:table-cell table:style-name="Table1.A10" office:value-type="string">
            <text:p text:style-name="P11">Int + lmg (3) + lh (11bins,10mm)</text:p>
          </table:table-cell>
          <table:table-cell table:style-name="Table1.B9" office:value-type="string">
            <text:p text:style-name="P10">0.36</text:p>
          </table:table-cell>
          <table:table-cell table:style-name="Table1.C9" office:value-type="string">
            <text:p text:style-name="P10">77.60</text:p>
          </table:table-cell>
          <table:table-cell table:style-name="Table1.D9" office:value-type="string">
            <text:p text:style-name="P10">14.95</text:p>
          </table:table-cell>
        </table:table-row>
        <table:table-row>
          <table:table-cell table:style-name="Table1.A10" office:value-type="string">
            <text:p text:style-name="P11">Lh (11bins,10mm)</text:p>
          </table:table-cell>
          <table:table-cell table:style-name="Table1.B9" office:value-type="string">
            <text:p text:style-name="P10">0.30</text:p>
          </table:table-cell>
          <table:table-cell table:style-name="Table1.C9" office:value-type="string">
            <text:p text:style-name="P10">86.61</text:p>
          </table:table-cell>
          <table:table-cell table:style-name="Table1.D9" office:value-type="string">
            <text:p text:style-name="P10">14.49</text:p>
          </table:table-cell>
        </table:table-row>
        <table:table-row>
          <table:table-cell table:style-name="Table1.A10" office:value-type="string">
            <text:p text:style-name="P11">Lmg (7)</text:p>
          </table:table-cell>
          <table:table-cell table:style-name="Table1.B10" office:value-type="string">
            <text:p text:style-name="P10">0.30</text:p>
          </table:table-cell>
          <table:table-cell table:style-name="Table1.C10" office:value-type="string">
            <text:p text:style-name="P10">93.29</text:p>
          </table:table-cell>
          <table:table-cell table:style-name="Table1.D10" office:value-type="string">
            <text:p text:style-name="P10">16.24</text:p>
          </table:table-cell>
        </table:table-row>
        <table:table-row>
          <table:table-cell table:style-name="Table1.A14" office:value-type="string">
            <text:p text:style-name="P11">Lmg (5)</text:p>
          </table:table-cell>
          <table:table-cell table:style-name="Table1.B14" office:value-type="string">
            <text:p text:style-name="P10">0.27</text:p>
          </table:table-cell>
          <table:table-cell table:style-name="Table1.C14" office:value-type="string">
            <text:p text:style-name="P10">93.28</text:p>
          </table:table-cell>
          <table:table-cell table:style-name="Table1.D14" office:value-type="string">
            <text:p text:style-name="P10">16.49</text:p>
          </table:table-cell>
        </table:table-row>
        <table:table-row>
          <table:table-cell table:style-name="Table1.A14" office:value-type="string">
            <text:p text:style-name="P11">Lmg (3)</text:p>
          </table:table-cell>
          <table:table-cell table:style-name="Table1.B14" office:value-type="string">
            <text:p text:style-name="P10">0.22</text:p>
          </table:table-cell>
          <table:table-cell table:style-name="Table1.C14" office:value-type="string">
            <text:p text:style-name="P10">94.03</text:p>
          </table:table-cell>
          <table:table-cell table:style-name="Table1.D14" office:value-type="string">
            <text:p text:style-name="P10">13.25</text:p>
          </table:table-cell>
        </table:table-row>
        <table:table-row>
          <table:table-cell table:style-name="Table1.A14" office:value-type="string">
            <text:p text:style-name="P11">Median (7)</text:p>
          </table:table-cell>
          <table:table-cell table:style-name="Table1.B14" office:value-type="string">
            <text:p text:style-name="P10">0.18</text:p>
          </table:table-cell>
          <table:table-cell table:style-name="Table1.C14" office:value-type="string">
            <text:p text:style-name="P10">94.28</text:p>
          </table:table-cell>
          <table:table-cell table:style-name="Table1.D14" office:value-type="string">
            <text:p text:style-name="P10">18.63</text:p>
          </table:table-cell>
        </table:table-row>
        <table:table-row>
          <table:table-cell table:style-name="Table1.A14" office:value-type="string">
            <text:p text:style-name="P11">Intensity</text:p>
          </table:table-cell>
          <table:table-cell table:style-name="Table1.B14" office:value-type="string">
            <text:p text:style-name="P10">0.14</text:p>
          </table:table-cell>
          <table:table-cell table:style-name="Table1.C14" office:value-type="string">
            <text:p text:style-name="P10">95.26</text:p>
          </table:table-cell>
          <table:table-cell table:style-name="Table1.D14" office:value-type="string">
            <text:p text:style-name="P10">19.31</text:p>
          </table:table-cell>
        </table:table-row>
        <table:table-row>
          <table:table-cell table:style-name="Table1.A15" office:value-type="string">
            <text:p text:style-name="P11">Ggm (5)</text:p>
          </table:table-cell>
          <table:table-cell table:style-name="Table1.B15" office:value-type="string">
            <text:p text:style-name="P10">0.05</text:p>
          </table:table-cell>
          <table:table-cell table:style-name="Table1.C15" office:value-type="string">
            <text:p text:style-name="P10">94.77</text:p>
          </table:table-cell>
          <table:table-cell table:style-name="Table1.D15" office:value-type="string">
            <text:p text:style-name="P10">19.60</text:p>
          </table:table-cell>
        </table:table-row>
      </table:table>
      <text:p text:style-name="P28"/>
      <text:p text:style-name="P29">Interpretation:</text:p>
      <text:p text:style-name="P20">Features that represent regional averages (e.g. lmg 7) are clearly advantageous above voxel-wise features such as the intensity or small kernel lmg. That means that the input images are too noisy respectively the lesion areas to inhomogeneous to be identified by the intensity value alone.</text:p>
      <text:p text:style-name="P20"/>
      <text:p text:style-name="P20">Considering a too large area, as for lh 11,30 lowers the precision again, here a balance, such as achieved for lh 11,20 must be sought. Too large regions (i.e. too much smoothing) will remove the details.</text:p>
      <text:p text:style-name="P20"/>
      <text:p text:style-name="P20">Lh is generally pretty good. Intensity alone is far from good.</text:p>
      <text:p text:style-name="P20">A combination of large-area and small area features gives the best results, as the RDF takes care of redundant information.</text:p>
      <text:p text:style-name="P20"/>
      <text:p text:style-name="P20">Adding the 2d centre distance once for each dimension improves the results significantly. This can be due to the numerous false-positive in the upper skull region and the neck, which are cause by the insufficient skull-stripping.</text:p>
      <text:p text:style-name="P20"/>
      <text:p text:style-name="P20"><text:soft-page-break/></text:p>
      <text:p text:style-name="P19">Visual examination:</text:p>
      <text:p text:style-name="P36">Features: All + 2d CD in all 3 dimension</text:p>
      <text:p text:style-name="P36">Of the 38 cases, 4 were deemed bad, 12 acceptable and 22 good. The bad cases are: 20, 22, 25, and 37. The main observed problems were:</text:p>
      <text:p text:style-name="P36">a) leakage into the skull plate or other parts of the skull (see lesions with high HD values)</text:p>
      <text:p text:style-name="P36">b) leakage into the cerebellum (see lesions with high HD values)</text:p>
      <text:p text:style-name="P36">c) segmentation of old brain lesions (see among cases in the 40's)</text:p>
      <text:p text:style-name="P36">d) a tendency to under-segment, especially where the lesion is touching the skull (see large lesions)</text:p>
      <text:p text:style-name="P36">e) a failure to segment lesion whose intensity range differs from the usual (see especially case 20)</text:p>
      <text:p text:style-name="P24"/>
      <text:p text:style-name="P21">Feature to test for next cycle:</text:p>
      <text:list xml:id="list1649745193" text:style-name="L6">
        <text:list-item>
          <text:list>
            <text:list-item>
              <text:p text:style-name="P23">non-local means (nlm)</text:p>
            </text:list-item>
            <text:list-item>
              <text:p text:style-name="P23">lmg (7) + lh (11bin,20mm) + 2d CD in all 3 dimension (+nlm if good)</text:p>
            </text:list-item>
            <text:list-item>
              <text:p text:style-name="P23">all + 2d CD in all 3 dimensions (+nlm if good)</text:p>
            </text:list-item>
          </text:list>
        </text:list-item>
      </text:list>
      <text:p text:style-name="P22"/>
      <text:p text:style-name="P21">Conclusion:</text:p>
      <text:p text:style-name="P20">A follow up registration to a flair MNI std brain using the best feature set (<text:span text:style-name="T3">All + 2d CD in all 3 dimension) showed surprisingly good performance. 7 Cases were found to have a slightly tilted mid-line (10,13,20,26,29,30,40,41) , one a denting in in the upper right quarter (13) and one failed completely, showing only a black image (31).</text:span></text:p>
      <text:p text:style-name="P20"><text:span text:style-name="T3"/></text:p>
      <text:p text:style-name="P20">Generally favourable results, as especially the large lesions are well detected, which serves our purpose of masking them out during the registration to the MNI brain. The <text:s/>false-positives in the upper skull, the neck and the cerebellum are a problem, largely caused by the insufficient skull-stripping. But they do not seem to disturb the subsequent registration step to much.</text:p>
      <text:p text:style-name="P20"/>
      <text:p text:style-name="P20">Segmentation sufficient for the purpose, but not for any real lesion detection task.</text:p>
      <text:p text:style-name="P7"/>
      <text:p text:style-name="P7"/>
      <text:p text:style-name="P17">c) Different post-processing</text:p>
      <text:p text:style-name="P19">Settings:</text:p>
      <text:p text:style-name="P20">40 cases, sequences: flair, isotropic 2³, skull-strip, no bias-field removal, intensity normalization, sample size 250k, stratified random sampling, no post-processing</text:p>
      <text:p text:style-name="P21">Methods:</text:p>
      <text:p text:style-name="P30">The only reasonable post-processing seems to be the removal of small false-positives, which will result mainly in a gain for the HD values. The smallest lesion is 4ml in volume, therefore we can only apply thresholds lower than this value.</text:p>
      <text:p text:style-name="P21">Results of different threshold sizes:</text:p>
      <text:p text:style-name="P30">1ml = 1000mm³</text:p>
      <table:table table:name="Table2" table:style-name="Table2">
        <table:table-column table:style-name="Table2.A"/>
        <table:table-column table:style-name="Table2.B"/>
        <table:table-row>
          <table:table-cell table:style-name="Table2.A1" office:value-type="string">
            <text:p text:style-name="P11">Threshold</text:p>
          </table:table-cell>
          <table:table-cell table:style-name="Table2.B1" office:value-type="string">
            <text:p text:style-name="P11">Gain/Loss</text:p>
          </table:table-cell>
        </table:table-row>
        <table:table-row>
          <table:table-cell table:style-name="Table2.A5" office:value-type="string">
            <text:p text:style-name="P10">&lt;250mm³</text:p>
          </table:table-cell>
          <table:table-cell table:style-name="Table2.B5" office:value-type="string">
            <text:p text:style-name="P10">Gain +</text:p>
          </table:table-cell>
        </table:table-row>
        <table:table-row>
          <table:table-cell table:style-name="Table2.A5" office:value-type="string">
            <text:p text:style-name="P10">&lt;500mm³</text:p>
          </table:table-cell>
          <table:table-cell table:style-name="Table2.B5" office:value-type="string">
            <text:p text:style-name="P10">Gain ++</text:p>
          </table:table-cell>
        </table:table-row>
        <table:table-row>
          <table:table-cell table:style-name="Table2.A5" office:value-type="string">
            <text:p text:style-name="P10">&lt;750mm³</text:p>
          </table:table-cell>
          <table:table-cell table:style-name="Table2.B5" office:value-type="string">
            <text:p text:style-name="P10">Gain +++</text:p>
          </table:table-cell>
        </table:table-row>
        <table:table-row>
          <table:table-cell table:style-name="Table2.A5" office:value-type="string">
            <text:p text:style-name="P10">&lt;1000mm³</text:p>
          </table:table-cell>
          <table:table-cell table:style-name="Table2.B5" office:value-type="string">
            <text:p text:style-name="P10">Loss -</text:p>
          </table:table-cell>
        </table:table-row>
        <table:table-row>
          <table:table-cell table:style-name="Table2.A6" office:value-type="string">
            <text:p text:style-name="P10">&lt;2000mm³</text:p>
          </table:table-cell>
          <table:table-cell table:style-name="Table2.B6" office:value-type="string">
            <text:p text:style-name="P10">Loss --</text:p>
          </table:table-cell>
        </table:table-row>
      </table:table>
      <table:table table:name="Table3" table:style-name="Table3">
        <table:table-column table:style-name="Table3.A"/>
        <table:table-column table:style-name="Table3.B"/>
        <table:table-column table:style-name="Table3.C"/>
        <table:table-column table:style-name="Table3.D"/>
        <text:soft-page-break/>
        <table:table-row>
          <table:table-cell table:style-name="Table3.A1" office:value-type="string">
            <text:p text:style-name="P11">Features</text:p>
          </table:table-cell>
          <table:table-cell table:style-name="Table3.A1" office:value-type="string">
            <text:p text:style-name="P11">Average DM</text:p>
          </table:table-cell>
          <table:table-cell table:style-name="Table3.A1" office:value-type="string">
            <text:p text:style-name="P11">Average HD</text:p>
          </table:table-cell>
          <table:table-cell table:style-name="Table3.D1" office:value-type="string">
            <text:p text:style-name="P11">Average ASSD</text:p>
          </table:table-cell>
        </table:table-row>
        <table:table-row>
          <table:table-cell table:style-name="Table3.A3" office:value-type="string">
            <text:p text:style-name="P11">\wo post-processing</text:p>
          </table:table-cell>
          <table:table-cell table:style-name="Table3.B2" office:value-type="string">
            <text:p text:style-name="P10">0.5942</text:p>
          </table:table-cell>
          <table:table-cell table:style-name="Table3.C3" office:value-type="string">
            <text:p text:style-name="P10">45.00</text:p>
          </table:table-cell>
          <table:table-cell table:style-name="Table3.D2" office:value-type="string">
            <text:p text:style-name="P10">8.04</text:p>
          </table:table-cell>
        </table:table-row>
        <table:table-row>
          <table:table-cell table:style-name="Table3.A3" office:value-type="string">
            <text:p text:style-name="P11">\w post-processing</text:p>
          </table:table-cell>
          <table:table-cell table:style-name="Table3.B3" office:value-type="string">
            <text:p text:style-name="P10">0.5947</text:p>
          </table:table-cell>
          <table:table-cell table:style-name="Table3.C3" office:value-type="string">
            <text:p text:style-name="P10">36.50</text:p>
          </table:table-cell>
          <table:table-cell table:style-name="Table3.D3" office:value-type="string">
            <text:p text:style-name="P10">7.86</text:p>
          </table:table-cell>
        </table:table-row>
      </table:table>
      <text:p text:style-name="P19"/>
      <text:p text:style-name="P19">Conclusion:</text:p>
      <text:p text:style-name="P25">A threshold near the smallest lesion volume does not improve the results, as many lesions are under-segmented. But a small threshold improves the results slightly, due to the removal of very small false-positives. As expected, the gain is mainly in the HD metric.</text:p>
      <text:p text:style-name="P25"/>
      <text:p text:style-name="P31">To test in next cycle:</text:p>
      <text:p text:style-name="P32">This setting does not have to be changed any more, as no significant further improvement is expected.</text:p>
      <text:p text:style-name="P32"/>
      <text:p text:style-name="P32"/>
      <text:p text:style-name="P33">c) Different post-processing</text:p>
      <text:p text:style-name="P19">Settings:</text:p>
      <text:p text:style-name="P20">40 cases, sequences: flair, isotropic 2³, skull-strip, no bias-field removal, intensity normalization, sample size 250k, stratified random sampling, p-processing: &lt; 750</text:p>
      <text:p text:style-name="P21">Methods:</text:p>
      <text:p text:style-name="P30">Micahel Götz, from the DKFZ, mentioned that a limited tree depth lead to better results in his case. I will try a number of settings and also check the size of thre resulting tree on the disk.</text:p>
      <text:p text:style-name="P21">Results of different depth limits:</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1">Depth limit</text:p>
          </table:table-cell>
          <table:table-cell table:style-name="Table5.A1" office:value-type="string">
            <text:p text:style-name="P11">Average DM</text:p>
          </table:table-cell>
          <table:table-cell table:style-name="Table5.A1" office:value-type="string">
            <text:p text:style-name="P11">Average HD</text:p>
          </table:table-cell>
          <table:table-cell table:style-name="Table5.A1" office:value-type="string">
            <text:p text:style-name="P11">Average ASSD</text:p>
          </table:table-cell>
          <table:table-cell table:style-name="Table5.E1" office:value-type="string">
            <text:p text:style-name="P11">Tree size (MB)</text:p>
          </table:table-cell>
        </table:table-row>
        <table:table-row>
          <table:table-cell table:style-name="Table5.A11" office:value-type="string">
            <text:p text:style-name="P11">None</text:p>
          </table:table-cell>
          <table:table-cell table:style-name="Table5.B2" office:value-type="string">
            <text:p text:style-name="P10">0.5947</text:p>
          </table:table-cell>
          <table:table-cell table:style-name="Table5.C2" office:value-type="string">
            <text:p text:style-name="P10">36.50</text:p>
          </table:table-cell>
          <table:table-cell table:style-name="Table5.D2" office:value-type="string">
            <text:p text:style-name="P10">7.86</text:p>
          </table:table-cell>
          <table:table-cell table:style-name="Table5.E2" office:value-type="string">
            <text:p text:style-name="P10">~550MB</text:p>
          </table:table-cell>
        </table:table-row>
        <table:table-row>
          <table:table-cell table:style-name="Table5.A11" office:value-type="string">
            <text:p text:style-name="P11">1000</text:p>
          </table:table-cell>
          <table:table-cell table:style-name="Table5.B3" office:value-type="string">
            <text:p text:style-name="P10"/>
          </table:table-cell>
          <table:table-cell table:style-name="Table5.C3" office:value-type="string">
            <text:p text:style-name="P10"/>
          </table:table-cell>
          <table:table-cell table:style-name="Table5.D3" office:value-type="string">
            <text:p text:style-name="P10"/>
          </table:table-cell>
          <table:table-cell table:style-name="Table5.E3" office:value-type="string">
            <text:p text:style-name="P10"/>
          </table:table-cell>
        </table:table-row>
        <table:table-row>
          <table:table-cell table:style-name="Table5.A11" office:value-type="string">
            <text:p text:style-name="P11">100</text:p>
          </table:table-cell>
          <table:table-cell table:style-name="Table5.B4" office:value-type="string">
            <text:p text:style-name="P10"/>
          </table:table-cell>
          <table:table-cell table:style-name="Table5.C4" office:value-type="string">
            <text:p text:style-name="P10"/>
          </table:table-cell>
          <table:table-cell table:style-name="Table5.D4" office:value-type="string">
            <text:p text:style-name="P10"/>
          </table:table-cell>
          <table:table-cell table:style-name="Table5.E4" office:value-type="string">
            <text:p text:style-name="P10"/>
          </table:table-cell>
        </table:table-row>
        <table:table-row>
          <table:table-cell table:style-name="Table5.A11" office:value-type="string">
            <text:p text:style-name="P11">50</text:p>
          </table:table-cell>
          <table:table-cell table:style-name="Table5.B5" office:value-type="string">
            <text:p text:style-name="P10"/>
          </table:table-cell>
          <table:table-cell table:style-name="Table5.C5" office:value-type="string">
            <text:p text:style-name="P10"/>
          </table:table-cell>
          <table:table-cell table:style-name="Table5.D5" office:value-type="string">
            <text:p text:style-name="P10"/>
          </table:table-cell>
          <table:table-cell table:style-name="Table5.E5" office:value-type="string">
            <text:p text:style-name="P10"/>
          </table:table-cell>
        </table:table-row>
        <table:table-row>
          <table:table-cell table:style-name="Table5.A11" office:value-type="string">
            <text:p text:style-name="P11">10</text:p>
          </table:table-cell>
          <table:table-cell table:style-name="Table5.B6" office:value-type="string">
            <text:p text:style-name="P10"/>
          </table:table-cell>
          <table:table-cell table:style-name="Table5.C6" office:value-type="string">
            <text:p text:style-name="P10"/>
          </table:table-cell>
          <table:table-cell table:style-name="Table5.D6" office:value-type="string">
            <text:p text:style-name="P10"/>
          </table:table-cell>
          <table:table-cell table:style-name="Table5.E6" office:value-type="string">
            <text:p text:style-name="P10"/>
          </table:table-cell>
        </table:table-row>
        <table:table-row>
          <table:table-cell table:style-name="Table5.A11" office:value-type="string">
            <text:p text:style-name="P11"/>
          </table:table-cell>
          <table:table-cell table:style-name="Table5.B7" office:value-type="string">
            <text:p text:style-name="P10"/>
          </table:table-cell>
          <table:table-cell table:style-name="Table5.C7" office:value-type="string">
            <text:p text:style-name="P10"/>
          </table:table-cell>
          <table:table-cell table:style-name="Table5.D7" office:value-type="string">
            <text:p text:style-name="P10"/>
          </table:table-cell>
          <table:table-cell table:style-name="Table5.E7" office:value-type="string">
            <text:p text:style-name="P10"/>
          </table:table-cell>
        </table:table-row>
        <table:table-row>
          <table:table-cell table:style-name="Table5.A11" office:value-type="string">
            <text:p text:style-name="P11"/>
          </table:table-cell>
          <table:table-cell table:style-name="Table5.B8" office:value-type="string">
            <text:p text:style-name="P10"/>
          </table:table-cell>
          <table:table-cell table:style-name="Table5.C8" office:value-type="string">
            <text:p text:style-name="P10"/>
          </table:table-cell>
          <table:table-cell table:style-name="Table5.D8" office:value-type="string">
            <text:p text:style-name="P10"/>
          </table:table-cell>
          <table:table-cell table:style-name="Table5.E8" office:value-type="string">
            <text:p text:style-name="P10"/>
          </table:table-cell>
        </table:table-row>
        <table:table-row>
          <table:table-cell table:style-name="Table5.A11" office:value-type="string">
            <text:p text:style-name="P11"/>
          </table:table-cell>
          <table:table-cell table:style-name="Table5.B9" office:value-type="string">
            <text:p text:style-name="P10"/>
          </table:table-cell>
          <table:table-cell table:style-name="Table5.C9" office:value-type="string">
            <text:p text:style-name="P10"/>
          </table:table-cell>
          <table:table-cell table:style-name="Table5.D9" office:value-type="string">
            <text:p text:style-name="P10"/>
          </table:table-cell>
          <table:table-cell table:style-name="Table5.E9" office:value-type="string">
            <text:p text:style-name="P10"/>
          </table:table-cell>
        </table:table-row>
        <table:table-row>
          <table:table-cell table:style-name="Table5.A11" office:value-type="string">
            <text:p text:style-name="P11"/>
          </table:table-cell>
          <table:table-cell table:style-name="Table5.B10" office:value-type="string">
            <text:p text:style-name="P10"/>
          </table:table-cell>
          <table:table-cell table:style-name="Table5.C10" office:value-type="string">
            <text:p text:style-name="P10"/>
          </table:table-cell>
          <table:table-cell table:style-name="Table5.D10" office:value-type="string">
            <text:p text:style-name="P10"/>
          </table:table-cell>
          <table:table-cell table:style-name="Table5.E10" office:value-type="string">
            <text:p text:style-name="P10"/>
          </table:table-cell>
        </table:table-row>
        <table:table-row>
          <table:table-cell table:style-name="Table5.A11" office:value-type="string">
            <text:p text:style-name="P11"/>
          </table:table-cell>
          <table:table-cell table:style-name="Table5.B11" office:value-type="string">
            <text:p text:style-name="P10"/>
          </table:table-cell>
          <table:table-cell table:style-name="Table5.C11" office:value-type="string">
            <text:p text:style-name="P10"/>
          </table:table-cell>
          <table:table-cell table:style-name="Table5.D11" office:value-type="string">
            <text:p text:style-name="P10"/>
          </table:table-cell>
          <table:table-cell table:style-name="Table5.E11" office:value-type="string">
            <text:p text:style-name="P10"/>
          </table:table-cell>
        </table:table-row>
        <table:table-row>
          <table:table-cell table:style-name="Table5.A12" office:value-type="string">
            <text:p text:style-name="P11"/>
          </table:table-cell>
          <table:table-cell table:style-name="Table5.B12" office:value-type="string">
            <text:p text:style-name="P10"/>
          </table:table-cell>
          <table:table-cell table:style-name="Table5.C12" office:value-type="string">
            <text:p text:style-name="P10"/>
          </table:table-cell>
          <table:table-cell table:style-name="Table5.D12" office:value-type="string">
            <text:p text:style-name="P10"/>
          </table:table-cell>
          <table:table-cell table:style-name="Table5.E12" office:value-type="string">
            <text:p text:style-name="P10"/>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kar Maier</meta:initial-creator>
    <meta:creation-date>2014-03-28T10:06:17</meta:creation-date>
    <meta:generator>LibreOffice/3.5$Linux_X86_64 LibreOffice_project/350m1$Build-2</meta:generator>
    <dc:date>2014-04-04T14:01:03</dc:date>
    <dc:creator>Oskar Maier</dc:creator>
    <meta:editing-duration>PT23H42M8S</meta:editing-duration>
    <meta:editing-cycles>156</meta:editing-cycles>
    <meta:printed-by>Oskar Maier</meta:printed-by>
    <meta:print-date>2014-03-28T11:37:49</meta:print-date>
    <meta:document-statistic meta:table-count="4" meta:image-count="0" meta:object-count="0" meta:page-count="5" meta:paragraph-count="196" meta:word-count="1573" meta:character-count="9781" meta:non-whitespace-character-count="8439"/>
  </office:meta>
</office:document-meta>
</file>